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20%" fo:text-align="justify" style:justify-single-word="false"/>
      <style:text-properties fo:font-size="14pt" fo:font-style="italic" officeooo:paragraph-rsid="0016f51b" style:font-size-asian="14pt" style:font-style-asian="italic" style:font-size-complex="14pt"/>
    </style:style>
    <style:style style:name="P2" style:family="paragraph" style:parent-style-name="Standard">
      <style:paragraph-properties fo:line-height="120%"/>
      <style:text-properties fo:font-size="14pt" fo:font-style="italic" officeooo:paragraph-rsid="0016f51b" style:font-size-asian="14pt" style:font-style-asian="italic" style:font-size-complex="14pt"/>
    </style:style>
    <style:style style:name="P3" style:family="paragraph" style:parent-style-name="Standard">
      <style:paragraph-properties fo:line-height="120%" fo:text-align="justify" style:justify-single-word="false"/>
      <style:text-properties officeooo:paragraph-rsid="0016f51b"/>
    </style:style>
    <style:style style:name="P4" style:family="paragraph" style:parent-style-name="Standard">
      <style:paragraph-properties fo:margin-left="0cm" fo:margin-right="0cm" fo:line-height="120%" fo:text-indent="3.81cm" style:auto-text-indent="false"/>
      <style:text-properties officeooo:paragraph-rsid="0016f51b"/>
    </style:style>
    <style:style style:name="P5" style:family="paragraph" style:parent-style-name="Standard">
      <style:paragraph-properties fo:margin-left="2.498cm" fo:margin-right="0cm" fo:line-height="120%" fo:text-align="justify" style:justify-single-word="false" fo:text-indent="1.249cm" style:auto-text-indent="false"/>
      <style:text-properties fo:font-size="14pt" fo:font-style="italic" officeooo:paragraph-rsid="0016f51b" style:font-size-asian="14pt" style:font-style-asian="italic" style:font-size-complex="14pt"/>
    </style:style>
    <style:style style:name="P6" style:family="paragraph" style:parent-style-name="Обычный_20__28_веб_29_">
      <style:paragraph-properties fo:line-height="120%" fo:text-align="justify" style:justify-single-word="false"/>
      <style:text-properties officeooo:paragraph-rsid="0016f51b"/>
    </style:style>
    <style:style style:name="P7" style:family="paragraph" style:parent-style-name="Обычный_20__28_веб_29_">
      <style:paragraph-properties fo:line-height="120%" fo:text-align="center" style:justify-single-word="false"/>
      <style:text-properties style:font-name="Times New Roman" fo:font-size="14pt" officeooo:paragraph-rsid="0016f51b" style:font-size-asian="14pt" style:font-name-complex="Times New Roman" style:font-size-complex="14pt"/>
    </style:style>
    <style:style style:name="P8" style:family="paragraph" style:parent-style-name="Обычный_20__28_веб_29_">
      <style:paragraph-properties fo:line-height="120%"/>
      <style:text-properties style:font-name="Times New Roman" fo:font-size="14pt" officeooo:rsid="0016f51b" officeooo:paragraph-rsid="0016f51b" style:font-size-asian="14pt" style:font-name-complex="Times New Roman" style:font-size-complex="14pt"/>
    </style:style>
    <style:style style:name="P9" style:family="paragraph" style:parent-style-name="Обычный_20__28_веб_29_">
      <style:paragraph-properties fo:line-height="120%"/>
      <style:text-properties style:font-name="Times New Roman" fo:font-size="14pt" officeooo:rsid="00171dc5" officeooo:paragraph-rsid="00171dc5" style:font-size-asian="14pt" style:font-name-complex="Times New Roman" style:font-size-complex="14pt"/>
    </style:style>
    <style:style style:name="P10" style:family="paragraph" style:parent-style-name="Обычный_20__28_веб_29_">
      <style:paragraph-properties fo:line-height="120%"/>
      <style:text-properties style:font-name="Times New Roman" fo:font-size="14pt" officeooo:rsid="00179909" officeooo:paragraph-rsid="00179909" style:font-size-asian="14pt" style:font-name-complex="Times New Roman" style:font-size-complex="14pt"/>
    </style:style>
    <style:style style:name="P11" style:family="paragraph" style:parent-style-name="Обычный_20__28_веб_29_">
      <style:paragraph-properties fo:margin-left="0.349cm" fo:margin-right="0.349cm" fo:margin-top="0cm" fo:margin-bottom="0cm" loext:contextual-spacing="false" fo:text-indent="1.27cm" style:auto-text-indent="false"/>
      <style:text-properties fo:font-size="10pt" fo:letter-spacing="0.035cm" fo:font-style="italic" officeooo:paragraph-rsid="0016f51b" style:font-size-asian="10pt" style:font-style-asian="italic" style:font-size-complex="10pt"/>
    </style:style>
    <style:style style:name="P12" style:family="paragraph" style:parent-style-name="Обычный_20__28_веб_29_">
      <style:paragraph-properties fo:margin-left="0.349cm" fo:margin-right="0.349cm" fo:margin-top="0cm" fo:margin-bottom="0cm" loext:contextual-spacing="false" fo:text-indent="1.27cm" style:auto-text-indent="false"/>
      <style:text-properties officeooo:paragraph-rsid="0016f51b"/>
    </style:style>
    <style:style style:name="P13" style:family="paragraph" style:parent-style-name="Обычный_20__28_веб_29_">
      <style:paragraph-properties fo:margin-left="0.353cm" fo:margin-right="0.353cm" fo:text-indent="1.27cm" style:auto-text-indent="false"/>
      <style:text-properties officeooo:paragraph-rsid="0016f51b"/>
    </style:style>
    <style:style style:name="P14" style:family="paragraph" style:parent-style-name="Standard" style:list-style-name="WW8Num22">
      <style:paragraph-properties fo:line-height="120%" fo:text-align="justify" style:justify-single-word="false"/>
      <style:text-properties fo:color="#009598" fo:font-size="14pt" officeooo:paragraph-rsid="0016f51b" style:font-size-asian="14pt" style:font-size-complex="14pt"/>
    </style:style>
    <style:style style:name="P15" style:family="paragraph" style:parent-style-name="Standard" style:list-style-name="WW8Num22">
      <style:paragraph-properties fo:margin-top="0cm" fo:margin-bottom="0cm" loext:contextual-spacing="false" fo:line-height="120%" fo:text-align="justify" style:justify-single-word="false"/>
      <style:text-properties fo:color="#009598" fo:font-size="14pt" officeooo:paragraph-rsid="0016f51b" style:font-size-asian="14pt" style:font-size-complex="14pt"/>
    </style:style>
    <style:style style:name="P16" style:family="paragraph" style:parent-style-name="Standard" style:list-style-name="WW8Num22">
      <style:paragraph-properties fo:margin-top="0cm" fo:margin-bottom="0.494cm" loext:contextual-spacing="false" fo:line-height="120%" fo:text-align="justify" style:justify-single-word="false"/>
      <style:text-properties fo:color="#009598" fo:font-size="14pt" officeooo:paragraph-rsid="0016f51b" style:font-size-asian="14pt" style:font-size-complex="14pt"/>
    </style:style>
    <style:style style:name="P17" style:family="paragraph" style:parent-style-name="Обычный_20__28_веб_29_" style:master-page-name="Standard">
      <style:paragraph-properties fo:margin-top="0cm" fo:margin-bottom="0.494cm" loext:contextual-spacing="false" fo:line-height="120%" fo:text-align="center" style:justify-single-word="false" style:page-number="auto"/>
      <style:text-properties fo:text-transform="uppercase" style:font-name="Times New Roman" fo:font-size="14pt" officeooo:paragraph-rsid="0016f51b" style:font-size-asian="14pt" style:font-name-complex="Times New Roman" style:font-size-complex="14pt"/>
    </style:style>
    <style:style style:name="P18" style:family="paragraph" style:parent-style-name="Обычный_20__28_веб_29_">
      <style:paragraph-properties fo:line-height="120%"/>
      <style:text-properties style:font-name="Times New Roman" fo:font-size="14pt" officeooo:rsid="0019c2ca" officeooo:paragraph-rsid="0019c2ca" style:font-size-asian="14pt" style:font-name-complex="Times New Roman" style:font-size-complex="14pt"/>
    </style:style>
    <style:style style:name="P19" style:family="paragraph" style:parent-style-name="Обычный_20__28_веб_29_">
      <style:paragraph-properties fo:line-height="120%"/>
      <style:text-properties style:font-name="Times New Roman" fo:font-size="14pt" officeooo:rsid="001b6d3e" officeooo:paragraph-rsid="001b6d3e" style:font-size-asian="14pt" style:font-name-complex="Times New Roman" style:font-size-complex="14pt"/>
    </style:style>
    <style:style style:name="P20" style:family="paragraph" style:parent-style-name="Обычный_20__28_веб_29_">
      <style:paragraph-properties fo:line-height="120%"/>
      <style:text-properties fo:color="#009598" style:font-name="Times New Roman" fo:font-size="14pt" officeooo:paragraph-rsid="0016f51b" style:font-size-asian="14pt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officeooo:rsid="0016f51b" style:font-size-asian="14pt" style:font-name-complex="Times New Roman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0pt" fo:letter-spacing="0.035cm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text-underline-style="solid" style:text-underline-width="auto" style:text-underline-color="font-color" officeooo:rsid="0016f51b"/>
    </style:style>
    <style:style style:name="T9" style:family="text">
      <style:text-properties officeooo:rsid="00171dc5"/>
    </style:style>
    <style:style style:name="T10" style:family="text">
      <style:text-properties officeooo:rsid="0017a285"/>
    </style:style>
    <style:style style:name="T11" style:family="text">
      <style:text-properties officeooo:rsid="001b6d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рецензия</text:p>
      <text:p text:style-name="P6"><text:span text:style-name="T1">на ВКР </text:span><text:span text:style-name="T2">магистерскую диссертацию Шаповалова Дмитрия Викторовича</text:span><text:span text:style-name="T1">, обучающегося по направлению подготовки </text:span><text:span text:style-name="T2">03.04.03 “Радиофизика”</text:span><text:span text:style-name="T1"> специальности 2.09.03.02 “</text:span><text:span text:style-name="T2">Информационные системы и технологии”</text:span><text:span text:style-name="T1"> на </text:span><text:span text:style-name="T2">физическом</text:span><text:span text:style-name="T1"> факультете Воронежского государственного университета на тему </text:span></text:p>
      <text:p text:style-name="P7">«<text:span text:style-name="T8">Исследование зарядовой модели излучения импульсных сигналов</text:span>»</text:p>
      <text:p text:style-name="P8">Актуальность данной темы в наше время сложно переоценить. Развитие систем с использованием антенн не прекращается, и даже более того, набирает обороты, чего, к сожалению, уже нельзя сказать о мощностях вычислительной технике. Настоящие системы, проектируемые в наше время требуют всё больших вычислений и потому, вопрос о производительности программ, помогающих в этом деле, становится особенно острым. Поэтому, метод исследованный в данной работе обретает особую актуальность, так как <text:span text:style-name="T9">он обеспечивает большую скорость вычислений электромагнитных полей для сложных систем, при этом, требования к ресурсам компьютера, по сравнению с другими известными численными методами.</text:span></text:p>
      <text:p text:style-name="P9">В данной работе были общие уравнения, позволяющие применять зарядовую модель для любой форма антенны в n-мерном пространстве. Лёгкость перехода от одной размерности к другой осуществляется абсолютно безболезненным путём, что сильно упрощает её использование.</text:p>
      <text:p text:style-name="P10">Литературу, использованную в данной работе можно назвать исчерпывающей. В ней были использованы как как книги именитых профессоров, так и работы нобелевских лауреатов. <text:span text:style-name="T10">Качество самих источников так же сложно переоценить. При этом временной разброс работ является довольно большим.</text:span></text:p>
      <text:p text:style-name="P18">Результаты, полученные в ходе работы <text:span text:style-name="T11">не смотря на то что и являются, по сути, развитием ранее предложенных идей, имеют большой потенциал в создании вычислительных программ значительно упрощающих </text:span><text:soft-page-break/><text:span text:style-name="T11">проектирование антенн и антенных систем. Простота итоговых формул и ясность данного метода так же позволяют использовать их в изучении процессов распространения заряда по поверхности проводника, а так же понимания процессов, происходящих при излучении электромагнитных волн.</text:span></text:p>
      <text:p text:style-name="P19">Стиль изложения материала студентом хоть и является отчасти косноязычным, однако проследить логику в работе не сложно. Всё изложено достаточно понятно, не смотря даже на большое количество формул. В особенности, вынесенных в приложениях.</text:p>
      <text:p text:style-name="P19">По качеству оформления можно отметить лишь недостаток, на первый взгляд, поясняющих рисунков. Однако, происходящие процессы можно понять и без обращения к ним.</text:p>
      <text:p text:style-name="P19">Общая оценка ВКР: «хорошо»</text:p>
      <text:p text:style-name="P20">В рецензии должны быть отражены:</text:p>
      <text:list xml:id="list2487858349" text:style-name="WW8Num22">
        <text:list-item>
          <text:p text:style-name="P14">Общая характеристика темы, ее актуальность и значение. </text:p>
        </text:list-item>
        <text:list-item>
          <text:p text:style-name="P15">Глубина раскрытия темы. </text:p>
        </text:list-item>
        <text:list-item>
          <text:p text:style-name="P15">Характеристика использованных материалов и источников (литература, данные предприятий, статистические данные), объем, новизна. </text:p>
        </text:list-item>
        <text:list-item>
          <text:p text:style-name="P15">Научное и практическое значение выводов ВКР, возможность их внедрения и использования. </text:p>
        </text:list-item>
        <text:list-item>
          <text:p text:style-name="P15">Качество литературного изложения, стиль, логика. </text:p>
        </text:list-item>
        <text:list-item>
          <text:p text:style-name="P15">Замечания (если таковые имеются).</text:p>
        </text:list-item>
        <text:list-item>
          <text:p text:style-name="P15">Качество оформления работы (в том числе, библиографии, рисунков, таблиц). </text:p>
        </text:list-item>
        <text:list-item>
          <text:p text:style-name="P16">Общая оценка ВКР по шкале: «отлично», «хорошо», «удовлетворительно», «неудовлетворительно»</text:p>
        </text:list-item>
      </text:list>
      <text:p text:style-name="P3"><text:span text:style-name="T3">Рецензент <text:tab/><text:tab/>__________________</text:span><text:span text:style-name="T4">должность, ученая степень, ученое звание</text:span></text:p>
      <text:p text:style-name="P1"/>
      <text:p text:style-name="P4"><text:soft-page-break/><text:span text:style-name="T4">____________________________ <text:s text:c="23"/><text:tab/><text:tab/> <text:s/>__</text:span><text:span text:style-name="T3">.__.20_</text:span></text:p>
      <text:p text:style-name="P5"><text:s/>подпись, расшифровка подписи</text:p>
      <text:p text:style-name="P2"/>
      <text:p text:style-name="P11"/>
      <text:p text:style-name="P12"><text:span text:style-name="T5">Примечание 1. Р</text:span><text:span text:style-name="T6">ецензия дается только на дипломную работу специалиста или магистерскую диссертацию.</text:span></text:p>
      <text:p text:style-name="P13"><text:span text:style-name="T5">Примечание 2. </text:span><text:span text:style-name="T6">Для рецензентов сторонних организаций необходимо заверить подпись рецензента по основному месту работы.</text:span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_20__28_веб_29_" style:display-name="Обычный (веб)" style:family="paragraph" style:parent-style-name="Standard">
      <style:paragraph-properties fo:margin-left="0.353cm" fo:margin-right="0.353cm" fo:margin-top="0.494cm" fo:margin-bottom="0.494cm" loext:contextual-spacing="false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WW8Num22z0" style:family="text">
      <style:text-properties fo:font-size="14pt" style:font-size-asian="14pt" style:font-size-complex="14pt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9:08:10.557595729</meta:creation-date>
    <dc:date>2020-06-17T21:56:06.043583023</dc:date>
    <meta:editing-duration>PT18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24" meta:word-count="422" meta:character-count="3401" meta:non-whitespace-character-count="2973"/>
  </office:meta>
</office:document-meta>
</file>